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4" style:family="graphic" style:parent-style-name="objectwithoutfill">
      <style:graphic-properties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1.5cm" svg:x="3.5cm" svg:y="4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74cm" svg:height="1.039cm" svg:x="3.7cm" svg:y="5.161cm">
          <draw:text-box>
            <text:p><text:span text:style-name="T1">application</text:span></text:p>
            <text:p><text:span text:style-name="T1">task</text:span></text:p>
          </draw:text-box>
        </draw:frame>
        <draw:frame draw:style-name="gr3" draw:text-style-name="P2" draw:layer="layout" svg:width="2.2cm" svg:height="1.039cm" svg:x="6.1cm" svg:y="5.7cm">
          <draw:text-box>
            <text:p><text:span text:style-name="T1">interface</text:span></text:p>
            <text:p><text:span text:style-name="T1">connection</text:span></text:p>
          </draw:text-box>
        </draw:frame>
        <draw:line draw:style-name="gr4" draw:text-style-name="P1" draw:layer="layout" svg:x1="6cm" svg:y1="5.7cm" svg:x2="8.2cm" svg:y2="5.7cm">
          <text:p/>
        </draw:line>
        <draw:custom-shape draw:style-name="gr1" draw:text-style-name="P1" draw:layer="layout" svg:width="2.5cm" svg:height="1.5cm" svg:x="8.2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5cm" svg:height="1.039cm" svg:x="8.4cm" svg:y="5.2cm">
          <draw:text-box>
            <text:p><text:span text:style-name="T1">spi</text:span></text:p>
            <text:p><text:span text:style-name="T1">tas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acey</meta:initial-creator>
    <meta:creation-date>2014-01-31T10:49:47</meta:creation-date>
    <dc:date>2014-02-20T08:20:54</dc:date>
    <dc:creator>David Lacey</dc:creator>
    <meta:editing-duration>PT8M16S</meta:editing-duration>
    <meta:editing-cycles>2</meta:editing-cycles>
    <meta:generator>LibreOffice/3.5$Linux_X86_64 LibreOffice_project/350m1$Build-2</meta:generator>
    <meta:document-statistic meta:object-count="6"/>
  </office:meta>
</office:document-meta>
</file>